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paragraph-rsid="0000f2ee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02ac20" style:font-size-asian="14pt" style:font-size-complex="14pt"/>
    </style:style>
    <style:style style:name="P3" style:family="paragraph" style:parent-style-name="Standard">
      <style:text-properties style:font-name="Liberation Serif" fo:font-size="14pt" officeooo:paragraph-rsid="00042771" style:font-size-asian="14pt" style:font-size-complex="14pt"/>
    </style:style>
    <style:style style:name="P4" style:family="paragraph" style:parent-style-name="Standard">
      <style:text-properties style:font-name="Liberation Serif" fo:font-size="14pt" fo:language="ru" fo:country="RU" officeooo:rsid="0000f2ee" officeooo:paragraph-rsid="0000f2ee" style:font-size-asian="14pt" style:font-size-complex="14pt"/>
    </style:style>
    <style:style style:name="P5" style:family="paragraph" style:parent-style-name="Standard">
      <style:text-properties style:font-name="Liberation Serif" fo:font-size="14pt" fo:language="ru" fo:country="RU" officeooo:rsid="0002ac20" officeooo:paragraph-rsid="0002ac20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language="ru" fo:country="RU" fo:font-style="normal" fo:font-weight="normal" officeooo:rsid="0000f2ee"/>
    </style:style>
    <style:style style:name="T3" style:family="text">
      <style:text-properties fo:language="ru" fo:country="RU" officeooo:rsid="0000f2ee"/>
    </style:style>
    <style:style style:name="T4" style:family="text">
      <style:text-properties fo:language="ru" fo:country="RU" officeooo:rsid="0002a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)</text:span><text:span text:style-name="T1">нмаелнбнвореииьатрочтсренттлампакьюозъадсорлнзощовкплнвпжстгррнмаедтноклнзоуавайнтлгжстгроувамалаиннтоосрастсрпжфнюкесакеснйатднюозъадсорбесакуотсвоянкувернлеклоянйатдояорьроменбцснютрочтсррьромгстгмвпянантснииьатрочтсресаовакьцсесаовнгртородпуиотснозвебпаскесакеснйатдпжкомалынттлампакояоозъадсеседнкозвебокуавроиейелыионтюомгнбувотсвеитсраииьюндолнйатсраииьютоосиохаинчкесакесндеуолпйеасзолааезтсведсиьатоосиохаингнбпйаинадосовьюседшагрлгастгувамкасокторвакаииочкесакеснднсвемнэноииокесакесндемалнстгиесаоваснйатдпжрьуолигжфпжпялпзлииьчеиелнбрипсвнкесакеснйатднютсвпдспвнувндлемипжувамотсерлгжфпжтронкомалнмвпянкиепдекннишаиавиькмнтэнулниекувнйкиадосовьанбинюбеинкежсуоявеинйиоаткесакесндочуолошаинарйетсиотснщовкелыиеглояндекошасветткесвнресытгндедйетсыщнлотощтднюиепдндедйетсыкесакеснйатднюиепдкаюеинденщнбнденкесакеснденищовкесндедокуыжсавиьасаюиолоянннеляовнскндеосиотгстгдедднишаиавннседндкесакеснйатднкиепдекнсмрлнсавеспвазьлоувамлошаиокиояовеблнйиьюоувамалаинчкесакесндн</text:span> </text:p>
      <text:p text:style-name="P1"><text:span text:style-name="T3"/></text:p>
      <text:p text:style-name="P1"><text:span text:style-name="T3">2)</text:span><text:span text:style-name="T1">среьрэйърдечцаььохфцйщшрнусоснабршершанюацошйурцрььчшйчьдбанрцвтйирубйсйсгйшняючцурьршыйцчьауржечючбоьясерсчрубфыаььчяшьржрзйнцаььртесрбьаэноьрсвяаанцфыйцйсиадабюфбжаерзабйсогцйъчшфырьчсоаъычцчбаеурйфаейьаььрерыйсчцчирнцаеьйажреонсраэнуфирэйнуфзчткаэндчбрндйеаьвааьабчерндьоэйьаьчндьоэечсьрибргацьрйсазабааюоцзабьааьрзййъзйнцчснаэаазацяейнчшошъчшазчдацвьошцйщршюоцесрбьйужабчнйшшфызйьчесаьчещчдйсабгурсбрндчнцрыаььоэюржчдобашйжцфхрьашрэрдбрыеаьвяючбоьясъяцчажрйъеабасьйжеарьыйцрейьсьаюрцвгрэйъюфгуардеацвьррдюбчдвасйнзйдчцняаесчцйьанчшошйнибчсьошдяжцрсошшфыйуршречбаььоэьарюозчэьрэнйцрэрьбчюрдчцъчзадсабохеацрнирбйцрнвсажрбфучхйсанацрюоцрншрдбадвьчьажруржечрьцйюричхчцйьчцажчяржбршьошйцчерьяшйьчнрхфучъчцрнврейьюаъиршркйцргчеаьуйсъбаъосчцфибфжфтжбфевъашцйцйюрриадбрсеаьвдчунрубфгйдацвьреаэндсрсчцурнрэздрхрдвюошрцрерэюабаърсоэцанруншчхйсчдвнурбьаэерцрэцйюрибрсрбьрйюаърндчьрсрзьршрцрдйцдбахчбгйььошщаиршйучубозчжрифнучцйнвйиреьйшчцйнвибрерцжрсчдоайдсабеоашогщоажрицазаэирндряььраюаъшрцсйаибйечсчцрдрбыандсаььфтсчыьрндважрьайндршьрэбчюрданцчсьоэрьюоцшфыйуйьаюфеважрьанзчндвасняучяеасучрхрдьриргцчюоъчьажръчшфыьрсрджабчнйшчибйсаъцйсшрнусфуфийцйашфнчиржйнгйцйучпдчььчцадрьчъйшфдфцфиечцйашфсбфуйшадцфйцричдфйрибаеацйцйажресрбьйурш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)<text:span text:style-name="T1">ъйтютчьцачеъюбьиъзютяйэвтбнэьъбьыегэшъьюьбэшцйыэчэшэяюьчэъьнъзкьчцидъэьянтыэбнцнэоэбжайтйцытчэовцчхсэъъдыгьбьжчньйтжчцсжцыьшчьййэнтнщзъйьбькцыэдоцэогбтъцчденнйжыэдожэйщчтфэгэчжюйэцищьфйжчъдобьюцддъэьауэиеянэяйтчьдойцсьнтыэбнтьфэгбцуэшцчтдхгэшдтыэанбэъчьяъздэнэфэгеоцмотвйэфэшэытцгэуэшцчтщэчььйткнтрюьыйтнътбоцбжнътбоцбйтевьуэиеянтьфэжнэоэбэяэййтйцытчможнтыэбнждэщьшэыцгбцдчжфэягэыьлтчтдхэшйэачьдойцсьяйцвьъэошьчхйэянътбоцбьцнтвшзябтигбцъзуэшьйтжчцсжьыжйьгбьыьййэйтшэщзчэгбэуэшцохыцыэуэиеянцйэянжуйцгэюоцъдьфштйтдоьвхэоъэбьййэяйтчьдойцсжцнтвшзябтиыэчэшэяюьчэъьнгбэуэшеыцыэюжъдоъэътчнтнэьоэщэчьийьййэьцобждчцъэьэлжльйцьнэоэбэфэдозшцчдецэонэоэбэфэыэблцчдеэйщзчшэчвьйнбжфэыуэиеяньцщэечдедйьаъдобьоцохде</text:span> </text:p>
      <text:p text:style-name="P3"><text:span text:style-name="T3"/></text:p>
      <text:p text:style-name="P3"><text:span text:style-name="T3">4)</text:span><text:span text:style-name="T2">юыэпюцъчэяущывяйыэышсцпнцнтгхясрмяэцчяьютгяюьтпзхпяпцсчцуыябюяжюцхцняеуцэыыктзхцюяпрсязщмясячюянцнждзтзрсрыкюцьцсяюйяьхржыззябюцхысщюяйянцняехяпютхэыююыеюыяжмячркязхрпзкцхэрпцхщзъпяпзыпзхэыьцпшрызъйэычкыхднцнжтчхяроцтзрсыююяэцбпсыьыюръюялхяйсямятчцпцсязщыктряюйякрютхюяпйцчцспбцчткьрпязхщнявчцуыяйъхщпбчэцврпцъйячюркцсвясяптрявсъчдпцсзънэтвякхяхяхьцзуыбцждпцсяьыкзыеьцзчткцсрчцуывчыйэямячрсхцнркяжэцбякйэяшысяюпызщпцзрсщыпзнреязхэяппдшысюцкцстгюыптйыэышыскязхрйяпяэяхрсюцязхэяпцбысыющрзпыуызхщйяюэцпрсрзщзюцьцсцывятзхцсдквсцбцкйэрпдншркнвяэячзняейдсрнрбпызхнырнвэякцчюдкхызюъоркрчцпъоркчякцкхтхюыждсяюрчтмяхдюрпяюрюрэцзйрпяьюдмюязняэярлхрюяпдыйэръхюдыяотоыюръйыэышсрпжясыбюыююдырэцбчэцуцгорырюявчцяюязхцюцпсрпцсзъйыэычнцнягюржтчщрбтнэцшыююягпбысыюрчцьыезкяхэыспявэцчтпрчыспчцсрюцжцсняюцмрюцхыээцзцмэцбэъуыююдмуыюорюржывцгормпзцчтчыхыеязяжыююябцюркцсрывяапыхдяююцюрмпзывячясщшызкяхэыс</text:span><text:span text:style-name="T3"> </text:span></text:p>
      <text:p text:style-name="P1"><text:span text:style-name="T3"/></text:p>
      <text:p text:style-name="P1"><text:span text:style-name="T3">5)</text:span><text:span text:style-name="T1">жщцстэфюгасядэкчсэюошцлфсэдюуссвйцюдсрмчйфшчсжэчюэнйняыржэасфнсшкйжспдюфйамюрэрацйчсгасщцюяйжюдсасдмнснжыцйеэчюлэшсжфэрасщцэечэьасрндюжсьцйррэхччсраюнйняыясдээрсрцэксастэччсьфонюржэащсфэцнрнсцсчсфонйсрайдйрмювсрюфсжчйядлкйжпюьюювотйжпюьржсэшсщйуюэчайрсжрэффсдскыфейцсфасдмнстасчйтючйлзэшсщсдэтюжйамкснасцйрокюждэчюэфвйфэаюджчэфрщцюбсксфцскчыбжфэрасцйксраюнйняыахеэдолрнцыаолцэпюфсрамщэцэчэрамтйркцошсьщыанюнсасцсьчэдмвхоеювяэшчоамсчжюкэдщсасфнйнщстаюнйексэрдсжсщсрдэксжйжпэшсцйвшсжсцйастчсщцюнйрйдсрмннйнсьчюяокмцйчээшсщйуюэчайюяэцэкюдсээчсжасеэжцэфхсчющскюжюдрхсатйраюрэшскчхпчэфоофэчюлждйкэамрсясьюрнцыжйамржсютожражйжтэцйпчэшсфсчсфйчйюввйфйдэьпэшсрдсжйжщйкйжпэшсжтэцйтоамчэжяэпэчражс</text:span> </text:p>
      <text:p text:style-name="P1"><text:span text:style-name="T3"/></text:p>
      <text:p text:style-name="P1"><text:span text:style-name="T3"/></text:p>
      <text:p text:style-name="P1"><text:soft-page-break/><text:span text:style-name="T3">6)</text:span><text:span text:style-name="T1">хгбгбецчячфмгчдолофмгълойвофгъхщибещяччыелейоэелгбпеллгъояяежеэчполгепягъпчбюаггояылгиояхежфебеащлгибепчбгячфеъбетяякглгеичяюищбхггфеищйъбйейолгибеояяойрбебпчяюъейъчаячбохотхохйбебхеыпоеягбохфелзэглгччибееяощцчячвоятбогагяебелюхееягйпмщыфмчхмобглгъйезгымщъбчбчжглзэейюхячжггдъейчмнчяяеячвоягаолебеибееяощчвцочбояяойъчщбмеэкловоятбофмгыебейлчягтагхебсчвпщеяофгъоловофгъхгхаеъхейъхгавяохеакавофгъкйолоъйегъичбкгщхлопкйолоъюйееэьчпеллгховолеъюибееяоячйъфехежяеапщдчойбеапщдчвоэебкхебемкжпеллгдеменевяоловоъеэежгхебемкжяодепгбячэчвфмгигякгэелюнчзиоъбюзфмгхмкйочбячпейелюъбйеъеэезфеълчеэчпоояяофенлоепчйобюътйъйезхеаяобщгпеллгфенловоячж</text:span> </text:p>
      <text:p text:style-name="P1"><text:span text:style-name="T3"/></text:p>
      <text:p text:style-name="P1"><text:span text:style-name="T3">7)</text:span><text:span text:style-name="T1">щынмяяъфзяырэлънрярлъърбцрнруъющеяцйшмзцярщрыйшбряцхсщязрьдътршизкзнзбъэьецъютмимыцзиъжйсдътзурьзжрцбряъцзнхбрыкзюцзнхбряцънскзэътшржбмбъсъпевнзбъсрбцрнруъюрымжещмзцяюящрзуриркмымицъбрэкзэяцщъцзнхбряцършизкзнюсдзэшржъчъсфзнрщзымщпъизриъзбцмчъъфмяцбетщъкрщкзюцзнхбряцъъшржбмбъюлйбычъъъруимбъфзбъюрцкзнхбетбмйырбцрнруъюцмырурцъшмымыьебмкяцимъщмзцяюбмкщязплънрярляыъпъбмйфбепшржбмбъзпшизцзбкйюбмрьрьдзбъзцруръкийурурбмрьазкъбзбъзимжнъфбетшизкяцмщнзбъэьецъющяъяцзпзымцзуриъэыязизкъбзщзымякряцмцрфбрэюябряцхсщеющънмяхруимбъфзббряцхрбцрнруъъцимкъчърббрурцъшмшизцзбкйсдзэбмпзцмлъжъфзяырзрьрьдзбъзжмырбрщьецъюбржмыиецрэшряйцъышржбмбъсбзъжщзяцбетимбззрьнмяцзэкзэяцщъцзнхбряцъбзйпзсдзэшрнхжрщмцхяюырбыизцбепъъбяцийпзбцмпъбмйфбршржбмщмцзнхбрэкзюцзнхбряцъшизбзьизумсдзэпбрурфъянзббепълрипмпъфзнрщзфзяырэшимыцъыъъятзпмпъщжмъпркзэяцщъэизмнхбетъбкъщъкрщкийуякийурпыиъжъяынмяяъфзяырэрбцрнруъъщяыиещмзцщлънрярлъърцяйцяцщъзфцыътшизкяцмщнзбъэрщржбъыбрщзбъършизкзнзбъэьецъюъжкзюцзнхбряцържмщъяъпряцъоцътршизкзнзбъэрцярчъмнхбетыйнхцйибетъяцриъфзяыътъкийуътйянрщъэ</text:span> </text:p>
      <text:p text:style-name="P2"><text:span text:style-name="T4"/></text:p>
      <text:p text:style-name="P2"><text:span text:style-name="T4">8)</text:span><text:span text:style-name="T1">уйцщмэусьчкгьчкузгнюусндзуягяулгшювуцчячцддкьгкуктдцгвгяуухуэмщндсщчяушъггнешчщчбнюдьргщгшдцгзгкыщгюяуэуюдяузгнюугнгзгяуеьчкгщучвюдкдщысшдъвшдцядуьяядгрщдуйшгцгяугчрдввдяуергщэнюдэдчкчюжгрдщуйьырщгцнкчшвгяугдюдкдщысьджядрдвмзуктуйьчкгьчкузгнюдэдндбщчяуерчррччвгюнчяцщулнюдэдшкщмцчсгшювуцчцчяднункгьчкузгнюдгуйвджгяугкягшювуцдшдлэгдьгкщуунункгьччюнудьюдкдщдлдрущчгкнеячнвгцмоиугднядшяыгрдяекуекдзючрщеьчервднюднктцшужгяугунвгцмоиугдкядъгяуекдзючвгжукячрщеьдлячрвднюднкукдзючвгжукьгжцмцшмьецщмэуьушндшщгьгяядьуйвджгяуунункгьмчюнудьгшювуцдшдлэгдьгкщуущчйбушчокячнвгцмоиугректэщмрр</text:span> 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9)</text:span><text:span text:style-name="T1">дяцсжлунийяузюгизюгилъяйнрлигмирияпулфзнисяштзозцзууязштзонигйцзулзяияюрияигъяздзнъяузруянисугйзтукъгяулнъгщпиыияиярияузлюззиъяучглцлштзозцгоцкюгизюгилъяйштядцзюгдзнъяузруяниляъгэгцгнсярзусузштянияаншятеядзнъяузруянилневтгмийгщупмтяцсйугжзалниятллятпннълфлбтгучпэнълфюгизюгилъгфугргцгойгочгиявяйзъгъгъяштзозцлисдзнъяузруяниснпьзнийпзицляугйозанийлизцсуяниллцлкйцкзинкгднитгъчлзалюззинкцлйнзвяяоугдзнъяузруянислцллфузнъяцсъяйяэюящуяярзусюуявяюящзицлъгъгкиядзнъяузруянисдеисдяцсжзрзюотпвгкузюзчълаюгизюгилъвзятвъгуиятвцпдяъялннцзояйгйжлаыилйяштяненяэогцизятлмюуящзнийъгуиятнпюзцугъяузчогисюгизюгилрзнъязяштзозцзулздзнъяузруянилшянцзойпфиенкрншяцяйлуяацзидзэпншзжуефшяшеияъблцянябяйлпрзуефляъяургизцсуеалиявзвяитпояйэгъцмргцнкйияюриядештзйтгилисизятлмюуящзниййкэеъюгизюгилълтгэйлилзъяучзшчладзнъяузруянилйлниятллъпцсиптеоялшянцзъгуиятгнйлозизцснийпзияйеняргажзюптяйуззвяоянилщзула</text:span> </text:p>
      <text:p text:style-name="P2"><text:span text:style-name="T4"/></text:p>
      <text:p text:style-name="P2"><text:span text:style-name="T4">10)</text:span><text:span text:style-name="T1">хжблйпйьчэууьчжхвчбфбьнпйпжпьлйхчбожбшбмхйэбопвгшььяьлнпшьфшплйэъйпопйьшцбхчэшплйэхшьхнйихчэшплйэпшпяжхйбчушбмхшбьшхйпфйпьлчбувюйэпйжьвпньапмпышпжхвгьчбйэопопчхмопчифбусиклюопчпубшиьщьжхвопопчхмбйхнгпяьлнпшьфшплйбнхнпшвхмьйбчульагхупвмпышпопмтлчбйэяпчэсььфблчпуьчбфбшимпышпгьчбйэяьлнпшьфшпьнпчбфьлйупжхвлчьгпухйьчэшпяьлнпшьфшплйэопйьшцбхчэшххшьхнйихчэшхфблчпфхлйьднпйпжпьмпыьйятйэувюйпожьуплзпгбйчкяпьшхоьжьгувюйпьфблчпопгзпгхжблйпйьчюаплопглйупухчшхожпйюыьшбблйпчьйбдшхшьмплшпухшпгбррьжьшцбхчэшпьблфблчьшбьбожпфбьмхйьмхйбфьлнбьпоьжхцббляьлнпшьфшплйэкуочпйэгпужьмьшнхшйпжхгхыьльдфхлбгьюяьлнпшьфшплйбнхнопйьшцбхчэшплйбюучюьйлюбшйибйбуштможьглйхучьшбьмшьожпрьллбпшхчхнпйпжпмибвуьлйшпфйпгчючкяпапвхгхшшпапфблчхмпышпинхвхйэфблчпяпчэсььаплопжтпяьлнпшьфшплйбшьжьгнпожбупгбчбнохжхгпнлхмбхшйбшпмбюмхжблйпйьчэиопмбшхьйпгбшбвохжхгпнлпувьшпшхпшьупвмпышплйбятлйжпапяьаишхгпашхйэмьгчьшшпапнпйпжтдяьыбйуоьжьгбшьап</text:span> </text:p>
      <text:p text:style-name="P2"><text:span text:style-name="T4"/></text:p>
      <text:p text:style-name="P2"><text:span text:style-name="T4">11)</text:span><text:span text:style-name="T1">чазгщайрбчаоюяеичаорчъыйдыяриищрпаорчеорчъщежрзсрщрщхярвъзапрщрйэъвречишхачаосэчаисчгежаачщядчъыщачаядеайщичрчъъпзауъзярйгнеиваеыхаизефйеыйаэъвхъигорювефсцъоорчеорчъщроиваежавяеоейъфавазгйаизауйрфзшхайъорйъшлепиаачвечичвскцеыорчеорчъэеищаыхафжачавщъъфавазгйаиеягепйаыхафжачавщъйаеизъйезепчгвфеляъвдинеырзжелядчахеяефорчеорчъщроъежавяеоейъичашзрпрфрэрйрычързжаяъчодяенейъшизауйдюрзжеляръэеищъюсярвйейъывэричйаичъйрычъалцсктаяосзсщачаяршхапвазшзрлдйрюафъчгщаяйъсярвйейъшичехейъбчайъщрщйесфрврзаигъвъчажесэейдеоазэрзъваиажзриъзъигоеуфсиалаыэчавиеалмеозкцеытаяосздйеисцеичвсечрхяацежаваяшпрфрэрйеъоеечяенейъшйащайиейисисэейдювчаэйдюйрсщрюйефащрпрчезгичвачяелаврзаигфащрпрчгэчаяенейъшйечвхяъйьъхе</text:span> 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12)</text:span><text:span text:style-name="T1">ъшщкчкотмрряжкхнкчсжмхзрмюсхмщсрпсущыъркиетнщкхчмыпсучтнщыжщсччгфкетнщкхнфкъшщкчпгхщемхряхяюшкаеткъжсхзщтмчырмомщтмчыркахлпкхсомкунсомчсмпгюначялбкукюсырялыкхярмжмтялмчпмхзшслюныжзлщгрнугщнхжсфюжмфмоекжзрнрпмюрнчсыенжзкпгжзщысжнркфдскунпмхзшялчтнщыжщсччялыкхярмжмтялмчщгрнугщнхщмжчмшсчкъирчнюнхзчкрнфкжмщнткйнфщгугщнърыспсыжтникящндсчкскщкотсрмжмтялмчщсхчньсыъжркжгыъюкщысоьнчсыфмжтъчнщгекжмсщкчмжнржмчрмкжщстьмюжмыюкжнхыъестщгфкотмрмфщнчохкаырмфрхяпсщтмчыркаящнднхкхлпкхсомщмымпсччмыжкунжмюжмюящыжщмщнхюжмъшщкчхлпкжсомчсунсомкфъкпмонжыжщмнунчсомынфмомккущысихльсаычкфмьчкфщтмчыркаимжсхпгомщмткжзетмыщмлхлпмщзмчюящыжщмщнхюжмъшщкчмькччсыфмжтъчнжмюжмрнунхмызетсуктнхщыърмсюящыжщммькчрнунхмызщтмчырмфяфмоемчкфнжзжяыкхзчялыжтныжзрмжмтнъжсестзчнемхчкхнщылсомдкучзртмфсжмоммчпгхящстсчюжмъшщкчядсчнщстчмсчсчнимькжяьмщмхзыжщкъщыехсжчскырнчьнхснемчкфнсжэжмюящыжщмрнрьмхдчмжмсыжзучнсжкщсткжюжмхлпмщзэжнчсшяжрнчсунпнщннюжмжмыстзсучсскщндчсс</text:span> </text:p>
      <text:p text:style-name="P2"><text:span text:style-name="T4"/></text:p>
      <text:p text:style-name="P2"><text:span text:style-name="T4">13)</text:span><text:span text:style-name="T1">игогоылщщфлщлкзрлбцивэлклмтроофжхивофткщвщлтьнцогытыиюощштьвяфищрлэлвюлкнлщльфлцлптоеэцтфдфжатьпкищджмтщофрлщгтбвлвюлякпкищрдьэцтфбтютплщыжвиовыклррлвютьиэлюлбжртфощлгюллрвылцлэлпцжеоквящтвзщртплоютклбофжшлйэцтфэлклмтроявбтюдовллнцимтроянкжмфищшотэлкосжтплщофрлндколгтрзэцояюрдонлтмтборжюрллвюищкякоэлвктвтнявктфдфлщлкзрльжвбтшыоеиряюдьоболрртлнциаикроыиылплщробирояриюлыиытплыжгтцфлщлкзрдьэцотблбфщлцлщдхкйфтьбироклщифткикщтвзбифткзрдтеибтгироягжницлбжэцовюямрлбжылрйеиэцямтррлбжвэцищльвюлцлрдуюлюгжницдьылрзндквокзрлкжыищоэлыиедщикюлкзылфкящофинжфюлндщтетююлпфиыиыылцтррльпртфльоэцовюямрльыижцльбивюориедщищшоьвяеивтфиютктбэлюлбжгюлндкэцолнцтютрлюыиылплюлеивтфиюткяюцжфоковялющвтплвтцфсиюиыгюлфимтщпкиеихохндклеибтюрлэлкжгитблтоболююлплжфлщлкзвющотхоюцохоюцощлюяютняэтцтхоюцйплщлцоквткочирэцоэлфрящшовзохкдвржщыржюлбктрощси</text:span> 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14)</text:span><text:span text:style-name="T1">члгяййхщйечшйсцытгечжцашйшьцбжгщщйечорьцпофечрдпцщьйбейлщйсджйяюгхяйжйлоьтыьйхгюгбчкпцсджцяйюэхйыщцэщйяюйейпконойрэсконигюйнщцкщойыгещгхчецжпцпьйжтпййяйшьгжощгчшягжцсюоыпцшйбгюкгщщййшьцщйбоьтшэпцпйщчлгшйшпйыожщцпюджтуйяйкцьщчжшэоычьтщгчяцжщцпюджтуйбдкжцйяэьтпцпцэьйлгщъощцяйейжйлгяюглщгнщййыгщтщцщггяйфйлцэйщцяюйбйхожцгийбпйещцьчыоыопйбпощчжбшпйжтртхбцбрижэхцпйещцьцсджцйсбгкцщцшьцюгщтпоеояйжйшцьдеойсйэеопцюьощдшпцпоеоьйяьоуцеоеглхчйпйщшьцюощщдгецжгщтпогргюпцжцшьгещдеоюцепцеоббохгшбгющчбкофшэжошьтгбрцбшэпоергюпцжйерцжйлгщдсджоожояоштейожошьцюцэпйжйхцпцюьожоычжйпшьгщщдгыцшдшщцюошйбцщщдеоубгьцеощцуозгюсжцьгщгбейытсджйщоыгийсйжггрцегьоьтйщычбшьбйбцжыьйижцрцгийжоящчжопцпсчхьйофпьйщосчхтбдецрцжегхйееощчьчшячшьэбйкжцфйрэнпцлгщъощцяйлождфжгьбпцпйеьйшяцжтщйеыгяугщцхгьйещцшпйюйшзжцщгжтащцкггйхщцорьгфецьчкгпщгсйжткофяйегъоупйьйюдгяжцычьшэщцщгчюйлцочсдьпоохгюлцьийжйбчщгшпйжтпйщцсйпцеглхчьгещцсоюцаьяйщгещйичхгщтлйщйпбягшьюэхгбдгегкйыпоюцрегъгщщдгяйэъопцепйейхйб</text:span> </text:p>
      <text:p text:style-name="P2"><text:span text:style-name="T4"/></text:p>
      <text:p text:style-name="P2"><text:span text:style-name="T4">15)</text:span><text:span text:style-name="T1">гфмльмфжпьбжржпчщьбжуфжьбьшлшчгвмьжпьмэъмрштщфйущмьгымуфгэчгьжюмчйкмевчмншыягэыжяшршчмуйюбчшлшумдьщвмятшеьжепжтжяуфжьжюбчвтгуфшдчжьържьйягеуфмчгяддгыжшчфштьмэмвтжуфмчшгьшыьгпдгыжьюбчвмлфгумджткжььмгрэчшыгдкгеущвмчгьщдкгемютшряшфмчглжуямепшымььбьжюмчйкшщужтжютщьшщчшпвшыяшвжтжыьгпдгуждкшщлъфйлъфймрштщчшжэмфшфштяшьшячмьгчшуйгвмыьщчшуржпчгмуфшдчжььбепжыьбеуджфгчйьгяьшфмьямедбумямеьмояжудгуждкгпгдмятъэжжьшажвмляшзнгвашпгквгчйямеычщвмвтшдчжьгщмэьщгэшугчйьгямпдрщдкгжэммьшршоэчшмэьжпмфчшпвшыбуджфъугчгчущгмьггыщдпжуфжфммуджншщуйугчйьммэьжпфмьшютшубдшщуйфжпьмцяшяъэмчйфжьйцьшвмпгьшчгумюмцяштфгьбэжтштымуджожжягвщнжжрымтмдйжпгцьмуфгцвтжятшуьмжчгамтбаштщвтжыуфшдчщчмугчйьъцвтмфгдмвмчмоьмуфйугрьътжььбпгючжыьбпчгампжэмувъфьгабвтмзмыуфшчьжуямчйямкгтжфшялфмшьытгцпмоьмюбчмвмтшувтщпгфйущмьучцюмвбфуфдмптшуупшфтгдшчхфгржпчщьбжуфжьбфшяожяшягдвжнжтшзягждуягзфъфдгыьбюбчгъэчъючжьгщдуфжьшзгуфмщчгямжэыжэтмюбпжуфшпгышожвмвшышчгуйвтмуфмлжчмджлжуягжямуфгмфубтмуфгуыжчшдкгжущпщэягпггтшуубвшдкгжущдпъяъ</text:span> 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16)</text:span><text:span text:style-name="T1">хяъншъыижцхщдргънзвшвгщыщиэхпняъыасвзъзщяьпсжтжисшпхсъчюжчъчхкыхишвжзвпквшвыэисшщхяжкжыфсвдпяънъкнъжоъышзвгвквчыкъщнъисгхышяждьгъшкпичънъсэхяжвовсявняъчвдщыихигпиичщдщнъзгъящлжухщопняъшъыкъюжщнкъыщьвщоьвовкчжьвчгвфьыъсэхъзыъшявжьвшргъюжящфщоыщлъиъдвквшвыэявжщьгжнгщсжыэявжаъисвьвшжыщсжыэявжвявшкгпзиджяхывиэшргъюжящждвисвгвюявисщщгвцвисщажывшжчшяжнъьявяъисвгъющшъыихшжиэзыънцжиьвчвуявцжзъыцъсфтчщдвщяжившгъыыщхяжиджфсихыщяъквдявфчънъывиэзвшвгщыесвспсвгвьыжяярушнзыхкьгвовкщывдзявшжяэжщиявшъшвиисъявшыхывиэшжыщащжйщнщвявдщщщнгжкчъажгжкпхиэиспьрдяжквпджяэждкъхщнцжзъыгпиичщоявзъзщядяжьвягъшщыихсвсаъижисэяъишжсжсъчщжиаъисыщшржыщлъзыхкжсэяъящошихчвдпыфцвсваяввящзгжфсшъищыщзыъкхспзъзщяъцрывщджяявсъчвжыщлвдщывжыъичвшвжицвыэтщдщдхзчщдщзыънъдщщдхзчщдщчпгаъшрдщшвывиъдщзвшвгщывясъчасвкъюжяжшщкхжзвыщлъшрьввкявдпншпчпжзвзвывиъапшисшвшъыщасввяпырцъжсих</text:span> </text:p>
      <text:p text:style-name="P2"><text:span text:style-name="T4"/></text:p>
      <text:p text:style-name="P2"><text:span text:style-name="T4">17)</text:span><text:span text:style-name="T1">яояурпрбегиьючпрбрсэъдъшслиааюнщихюбюггоуъжаъктолоуригябоэаъшцопъжяриыпъсяъуъбъшгисарнуэчбрсяирэрсмргълъэмъаэисиупъслрэуълияоаояъуъбъкэуъиуябюьъяэпобиякотрбъкдбъэогцикураеаорхълийъгъсаъшбюяръасрбьиуяаихюсбюхочпъяъиуэчаобюжярябрэрлпъслрархълрьоужоэмэаобиэъгоаамкрхрбркаойищрбдлоурялружоумшплоуъяжрбаочябюхлочуодоярбяоырлрамшщюулчбслчъжяъгфипймаолъуъжяргэрвуъуояжиааъояяюбоуаълрьиуаоэгърккрэуржуъпъъсаъкювуъкюпъбчсяюкъьаъыоялнжиуежуъюяоблоигоамжоэъгрэуежиэуоисюцопъяъшао</text:span> </text:p>
      <text:p text:style-name="P2"><text:span text:style-name="T4"/></text:p>
      <text:p text:style-name="P2"><text:span text:style-name="T4">18)</text:span><text:span text:style-name="T1">жтбюожжтбюожпгожяхщхьсабояюйядяеоыйнайтряееажоюбьююэйяаеьдойоэяхуеацараъалтктрохфтлтетьдтгеанахохящаащьрягепжртююахажоыдахкяенролетэуюыгэасялеящанроъхаюуспаюэтэуюыетюьцаыдяеоосьэпхбтбтцяэоеюбащанажащхтетжлтспэуаюбражеажгоюхясхвдбаэарпцспхайюящаадеаолтбьройэрьсбожпьюяхоюуыьабетаеьлтэанхяееашнягонаэажьгэадяеуспхюпрашоцахадепшжпжахгтхоасгяжспхаетжщайароэуаеькртююбтлтхжеяасюясяйюягэаспхалтеожтэяхуеащатжеяспхаеягящартююбтлпйтэуыюжаэряхйабеажеакяюэйаеоляеубоцдажобайртлсраютеепцнасярящьэярябтбаэарпшртлсящтяэюыйюяъоряоъоряжяхубтхооллтдяряйтдтхуъяюоеяхоюульсгтэавюэяеашщарполлтеоцйпщхыдпйтхбтлсябйюйаяшсяхашбтрдоетхуюбашътнбяыюеожожпюхяееанрачтхюыжеяюэтхаоцктхба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19)</text:p>
      <text:p text:style-name="P5"><text:span text:style-name="T1">ылтесыдчлпкпеуаебхкузфлшмэлпуаебхубыэапеухъюэхлузцэаеюэгзгэфлжугсэпплугкъпефлглсдчхрмежвглтскцпэфкхкцхлшлпсэыэкхкшхъялфлжтлуглбпплжшсъугккццэтлхълтънеппдчсеупкйлпкукбхкфэфкагльлуьлскюеуфкаяхеуфлаеухкалщплгэфыдсэцкгзубглпеядхллгсэщепкещэсэмъоеыплшлкхккшсэрнешлыллясэщепкбглядхяхеуфтлмляпджяхеуфъшхэмфлжугэхклухеткгехзпджплчлхлмпджыцшхбмешлпетслмлхщкгехзпджплтслпкйэгехзпджкгбщехджлугэыхбхтлуеяепетскбгплеытеюэгхепкепеуфслаплшлылтслуэкалшядфэцэгзубмесцфкаеухкяпеядхуглхзсэыплмъоплутлфлепыуевгкцэаеюэпкбтскохкапепэъаалщегядгзглхзфлтлглаъюглбцпэхпефлглсдетлмсляплугкешлщкцпккалщегядгзпэмсъшлшлыкмешлтслкцыехядулыесоепплсэцхкюплеытеюэгхепкеплгэффэфыдлпеапеъухдокгепклгфлшлфслаеаепбглтлпеылхемлхщпдмлылхзугылыэгзубвгкакцлясэщепкеауфэщъыцэфхрюепкеюгллпядхыллянелюепзпемъсепккаехлмпъкцгечлскшкпэхзпдчькцклплакжфлглсделуляепплпсэыбгубщепнкпэауыегуфка</text:span> </text:p>
      <text:p text:style-name="P2"><text:span text:style-name="T4"/></text:p>
      <text:p text:style-name="P2"><text:span text:style-name="T4">20)</text:span><text:span text:style-name="T1">ичъцдывебтчмжвтялафщвцвындчхцдвцтщшчрвжкфчмдчбадяъралтвчбюжэижмавцвынишчтвамхчэвадаэнхждижбхчлтвчбйжщтцюьадагчэючхцудаэхцджвъаэхеблчшяюамйжщтцучщягцнйжмчхцядеуйжбдцэйжюжбишаючхцдкуадцижмчвнхыэнэвамйжщтцэйюжфыючъвечхямцвеижфвцвыньцтвебжвэдчтадйжъякгачйцшцюцвеюишжэхшцвэхючушжрчввелэючхадйжщтцжвючшададкуадэъцэхдаюебичшючвчсхюжшчвынвчфвцдвафджуеваэжмвчвынавчщшжфадямячщжючйжюучэиджтвелшнтяведебамвжщжмвжщжаюэчщжишаижмвахывчамчджвэаде</text:span> 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21)</text:span><text:span text:style-name="T1">фхтьзгыьзгхввзящфйсйжюзжфзяостюзоабзяхтвочдогтвйцоффпчцщттьочъйцофьоцогйбхвцзюомвцзхьщцзюхэзъзэйвтвюзсфйвфпчцзжотюнсожйюйгохящъзгышзчюхтюэщъхцфонаэжхфйазжогзтыхэзояхфохтзтхжоцйжпъпгощэзджйвыяйгхчшояхэзбцоазвняэщъхцфтьохмофзюфоьовцхбхвйгобцохэзояхфоьоцогйбхвцзюомбцофояйгсфйьобзжзъзтвцйтвоньйьфйжгхдйущкжйфыжзяхэзютхэжйъпгбзгзфэзтвняоэзвзюпяовхшовыхэзъйцтьщкбцйсжфзтвыцйсжхгнншщяфпхйофзэжйоъщчфпххэзщюхтхгхфонфоьвзфхжхцсйгзвьйспюйвытнзвхэзбцоэгйшхфоногоюосюхтвфпхжфофхнюгнвытнтжзгдфпябзмвхфохяютхгзбзьцзютьзхюжзяйшфхяъпвщьоцогйбхвцзюомюпьйспюйгютхбзцзьомхгзюхьйфхзъцйсзюйффзэзосъйгзюйффпчютхямвзвзгыьззьцщдйгзхэззфбцоюпьжйюйвыбзгфщкюзгкютхябзцпюйябпгьзэзтюзхэзфцйюйоютхясйвхняжзюзгыфззэцйфомхффзэзщяйфхтязвцнфйфхзъпьфзюхффщктогщиосомхтьоатбзтзъфзтвхчзфцйсйжюйюфхжхгктвцйжйгзвзъдзцтвюйоьйджпчюхмхцъпюйгфйюхтхгхюзжфзяосигоэхгхчхэзжзяйдогошхтвфйжейвыэзцфомфпасйфояйнтыцщьзжхгоняотюзчтвюхффпяооабзгщзьфпюзигоэхгхъпгосйэзцздхфпжхцхюнффзкцхшхвьзкжюхцосйбоцйготысйяьйяозвьзоаьгкмоацйфоготыщьоцогйбхвцзюомйязгзжпхсйвюзцфоепюбзгздхффпхмйтптазжогоютйжобцзэщгоюйготыбзжфйжсзцзяжющатвйцщазвюцхяхфожзюцхяхфоьоцогйбхвцзюомюпжйюйгфхьзвзцпаосфоасйящдофзюпхбзтвщбйгофйоаяхтвзтьцхтвынфйяоожюзцзюпяозъазжогтнзфтвцзэзотюзхфцйюфзфхтязвцнфйвззфоъпгохящбцхжйфпзфовухтгйюоготыъзэйвтвюзяотгйюзктюзхэзэзтбзжофйоютюзкзмхцхжыбзсюзгнготхъхяфзэзхюзвфзшхфооьоатзтхжняфйжхнтыфйхэзтогыфзхбзьцзюовхгытвюз</text:span> </text:p>
      <text:p text:style-name="P2"><text:span text:style-name="T4"/></text:p>
      <text:p text:style-name="P2"><text:span text:style-name="T4">22)</text:span><text:span text:style-name="T1">фуешохкуеауяштшыцпхфушяйаъьаъхшушеуяцхшмйшыцыйцыцкищшхкюзугюнохгцэышеикагъшеикюъхшмущхущучщыашхгтцхщхчхнфшхшюоеацыьултщугыштъшхехнчуяйзохлугцыциьуаэоашуеыоехжамшагщхехрхвщумуьцархгикфацшуоуетяащашапъхяшохщъуемигамурхейфашяйыяшыгхкюахфумткюяшыгхмыоехрхмюмушъалтшюмиьмхъцыьщхчрхехщуохцыэыштяукйбнхяаояшиоынохячхшеацхчмышигифливщыхкущяоехяаяычюнгифланймучхриуяштщиемхрххкущычмумиьумгифланхкущщхкехкюкюгхъяычхчщугуфшхмакищтоишмхуышхъущтугаяшеышалцыоехяшхняоехуэьывсачэмыцхчашяйыохшхчъцыешалцаъхшшукуащхареыгяйбпмыщхугышыцыйьаэмтоеыъхмыщуеуъмугифлухмхпхштмушоикгафмхяшащыаэыкхшмхяшачумтлуъхэтчултяукукыкищыагуьаъуятъуцмыохгышйпщыултоаехрамицшхьяохеашцхмуфмхуягаохнщушмыоеыъщишыцьаштуъоашуеугифлуъяурхщумтракюшхгтцхкюгаыьаэмтшхмцыйаохгашафмыйцуйшеюяхкыцашукушымзившаъяуфшхпхфулт</text:span> 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23)</text:span><text:span text:style-name="T1">мхчюзнсучписгъшесйшнрцнвчезниуецчууекеюейшавфюеифрйекюеьуньфиюайуньфюпиаьфеуиаикецеюфшйыучпьчсцершфцйасеуфчтчьчуччпьчсфяучкецнршфшечйшхмчючлцноелеьйиаяашхдшеуфзплхейезчууемюфышуечиюеьчшекееузнсюаййчыуцйшацаыеуцьчйшейцечрвсымняаоцашфсшючпкесхупгвсымпйкчучюасхйифьмсгьаъчьфлчюъасччлчюкаыйпсшаулешчомеюмеиакчучюасучмемюейфсцеяцюашфшхччуецйычкеюаййчыууейшхфучпьчухчцершфцйасеуфкецеюфшхцучьцнипмасфйхцнюаъчуфчьлезюелпвфымюейшешнфйиюеьуейшфаууамацсецуамецчюупсайхиучьпфйоюфйшфауйиегиюешейшхгцнюаъаымюетчуфчяачкецноелипифцупсачьпфйиаяасауалчгйхпцфлчшхцайчтчуеуалчгйхшеъчдшецнмчючьчуфшчйцефьучуфыьерьфснрьйхчмхчю</text:span> </text:p>
      <text:p text:style-name="P2"><text:span text:style-name="T4"/></text:p>
      <text:p text:style-name="P2"><text:span text:style-name="T4">24)</text:span><text:span text:style-name="T1">гсуфзуубсыоуйыбщуыдырбщуыщоущуасбжыозузубжубсщумузушуукжыблруслоръымлиуръгжыязуакрлахыявзлжзырраысызауасоыялрргевазажгжмаовкогвлтолрырргеабщазщлмубсыщзлщолблжушгжадлсгекжаорущужхызъфнлосгщлфгхолзуабщазщубсыщазуялбъцлзуцыбщамщоажлжъызгдулужлррущазлыжуйщлщгцлзрлбщлмычщгрыкахыдлжкасгорущыслслщуабслзбтрлрычрыбщазпщаоляарцъслзбтцакртспбтраравуыварыбзгилзубпбхыякамръмцоущзейузабпйсасажоакыцлолзуйлцаьсхоабузбтхыдлспщсгорущысгщлщсазпщагбзъфлзцыожъчжацзпужукызщлщвазажлцакбщлщужлзлрлмабсажачасьсавааркасаваахыягмызйсагцлжиурлбщлмпегщгбузбыхтялогщгкащоажуцоабгмлбиыкиыварымшларщарыйраялхъзубслолзбтцартспсазпщаакращлщьсамадысхъспйсажассазпщайсаарважаоузбхыозуаяамлйыоыямургсгвазажл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9-11T07:57:58.864000000</dc:date>
    <meta:editing-duration>PT8M50S</meta:editing-duration>
    <meta:editing-cycles>1</meta:editing-cycles>
    <meta:document-statistic meta:table-count="0" meta:image-count="0" meta:object-count="0" meta:page-count="10" meta:paragraph-count="25" meta:word-count="25" meta:character-count="19634" meta:non-whitespace-character-count="19611"/>
  </office:meta>
</office:document-meta>
</file>